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98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ilt Angle</text:p>
          </table:table-cell>
          <table:table-cell office:value-type="string">
            <text:p>Tilt Angle Abs</text:p>
          </table:table-cell>
          <table:table-cell office:value-type="string">
            <text:p>Keyword</text:p>
          </table:table-cell>
          <table:table-cell office:value-type="string">
            <text:p>Keyword Length</text:p>
          </table:table-cell>
          <table:table-cell office:value-type="string">
            <text:p>Keyword Count</text:p>
          </table:table-cell>
          <table:table-cell office:value-type="string">
            <text:p>False Positives</text:p>
          </table:table-cell>
          <table:table-cell office:value-type="string">
            <text:p>False Negatives</text:p>
          </table:table-cell>
          <table:table-cell table:style-name="Default" office:value-type="string">
            <text:p>Accuracy</text:p>
          </table:table-cell>
          <table:table-cell/>
          <table:table-cell office:value-type="string">
            <text:p>Green</text:p>
          </table:table-cell>
          <table:table-cell office:value-type="string">
            <text:p>Blue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2])" office:value-type="float" office:value="0">
            <text:p>0</text:p>
          </table:table-cell>
          <table:table-cell office:value-type="string">
            <text:p>op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2]-[.F2]-[.G2])/[.E2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string">
            <text:p>Accuracy by Keyword Length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ABS([.A3])" office:value-type="float" office:value="15">
            <text:p>15</text:p>
          </table:table-cell>
          <table:table-cell office:value-type="string">
            <text:p>op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3]-[.F3]-[.G3])/[.E3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style-name="ce2" table:formula="of:=SUMIF([.D$2:.D$100];[.M3];[.H$2:.H$100])/COUNTIF([.D$2:.D$100];[.M3])" office:value-type="percentage" office:value="0.0777777777777778">
            <text:p>7.78%</text:p>
          </table:table-cell>
          <table:table-cell/>
          <table:table-cell>
            <draw:frame table:end-cell-address="Sheet1.W23" table:end-x="0.1209in" table:end-y="0.0213in" draw:z-index="0" draw:style-name="gr1" draw:text-style-name="P1" svg:width="6.2972in" svg:height="3.535in" svg:x="0.0469in" svg:y="0.0421in">
              <draw:object draw:notify-on-update-of-ranges="Sheet1.M3:Sheet1.M14 Sheet1.N3:Sheet1.N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ABS([.A4])" office:value-type="float" office:value="30">
            <text:p>30</text:p>
          </table:table-cell>
          <table:table-cell office:value-type="string">
            <text:p>op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4]-[.F4]-[.G4])/[.E4]" office:value-type="percentage" office:value="0">
            <text:p>0.00%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" table:formula="of:=SUMIF([.D$2:.D$100];[.M4];[.H$2:.H$100])/COUNTIF([.D$2:.D$100];[.M4])" office:value-type="percentage" office:value="0.560846560846561">
            <text:p>56.08%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ABS([.A5])" office:value-type="float" office:value="0">
            <text:p>0</text:p>
          </table:table-cell>
          <table:table-cell office:value-type="string">
            <text:p>tha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E5]-[.F5]-[.G5])/[.E5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style-name="ce2" table:formula="of:=SUMIF([.D$2:.D$100];[.M5];[.H$2:.H$100])/COUNTIF([.D$2:.D$100];[.M5])" office:value-type="percentage" office:value="0.962962962962963">
            <text:p>96.30%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table:formula="of:=ABS([.A6])" office:value-type="float" office:value="15">
            <text:p>15</text:p>
          </table:table-cell>
          <table:table-cell office:value-type="string">
            <text:p>tha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E6]-[.F6]-[.G6])/[.E6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2" table:formula="of:=SUMIF([.D$2:.D$100];[.M6];[.H$2:.H$100])/COUNTIF([.D$2:.D$100];[.M6])" office:value-type="percentage" office:value="0.673333333333333">
            <text:p>67.33%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table:formula="of:=ABS([.A7])" office:value-type="float" office:value="30">
            <text:p>30</text:p>
          </table:table-cell>
          <table:table-cell office:value-type="string">
            <text:p>tha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E7]-[.F7]-[.G7])/[.E7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style-name="ce2" table:formula="of:=SUMIF([.D$2:.D$100];[.M7];[.H$2:.H$100])/COUNTIF([.D$2:.D$100];[.M7])" office:value-type="percentage" office:value="0.895833333333333">
            <text:p>89.58%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ABS([.A8])" office:value-type="float" office:value="0">
            <text:p>0</text:p>
          </table:table-cell>
          <table:table-cell office:value-type="string">
            <text:p>configuration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E8]-[.F8]-[.G8])/[.E8]" office:value-type="percentage" office:value="0.5">
            <text:p>50.00%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2" table:formula="of:=SUMIF([.D$2:.D$100];[.M8];[.H$2:.H$100])/COUNTIF([.D$2:.D$100];[.M8])" office:value-type="percentage" office:value="0.614814814814815">
            <text:p>61.48%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ABS([.A9])" office:value-type="float" office:value="15">
            <text:p>15</text:p>
          </table:table-cell>
          <table:table-cell office:value-type="string">
            <text:p>configuration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([.E9]-[.F9]-[.G9])/[.E9]" office:value-type="percentage" office:value="0">
            <text:p>0.00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style-name="ce2" table:formula="of:=SUMIF([.D$2:.D$100];[.M9];[.H$2:.H$100])/COUNTIF([.D$2:.D$100];[.M9])" office:value-type="percentage" office:value="1">
            <text:p>100.00%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ABS([.A10])" office:value-type="float" office:value="30">
            <text:p>30</text:p>
          </table:table-cell>
          <table:table-cell office:value-type="string">
            <text:p>configuration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([.E10]-[.F10]-[.G10])/[.E10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style-name="ce2" table:formula="of:=SUMIF([.D$2:.D$100];[.M10];[.H$2:.H$100])/COUNTIF([.D$2:.D$100];[.M10])" office:value-type="percentage" office:value="0.517460317460318">
            <text:p>51.75%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ABS([.A11])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11]-[.F11]-[.G11])/[.E11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2" table:formula="of:=SUMIF([.D$2:.D$100];[.M11];[.H$2:.H$100])/COUNTIF([.D$2:.D$100];[.M11])" office:value-type="percentage" office:value="0.416666666666667">
            <text:p>41.67%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table:formula="of:=ABS([.A12])"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12]-[.F12]-[.G12])/[.E12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style-name="ce2" table:formula="of:=SUMIF([.D$2:.D$100];[.M12];[.H$2:.H$100])/COUNTIF([.D$2:.D$100];[.M12])" office:value-type="percentage" office:value="0.638888888888889">
            <text:p>63.89%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table:formula="of:=ABS([.A13])" office:value-type="float" office:value="30">
            <text:p>30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13]-[.F13]-[.G13])/[.E13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2" table:formula="of:=SUMIF([.D$2:.D$100];[.M13];[.H$2:.H$100])/COUNTIF([.D$2:.D$100];[.M13])" office:value-type="percentage" office:value="0.555555555555555">
            <text:p>55.56%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ABS([.A14])" office:value-type="float" office:value="0">
            <text:p>0</text:p>
          </table:table-cell>
          <table:table-cell office:value-type="string">
            <text:p>fl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14]-[.F14]-[.G14])/[.E14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style-name="ce2" table:formula="of:=SUMIF([.D$2:.D$100];[.M14];[.H$2:.H$100])/COUNTIF([.D$2:.D$100];[.M14])" office:value-type="percentage" office:value="0.166666666666667">
            <text:p>16.67%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ABS([.A15])" office:value-type="float" office:value="15">
            <text:p>15</text:p>
          </table:table-cell>
          <table:table-cell office:value-type="string">
            <text:p>fl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15]-[.F15]-[.G15])/[.E15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16])" office:value-type="float" office:value="30">
            <text:p>30</text:p>
          </table:table-cell>
          <table:table-cell office:value-type="string">
            <text:p>fl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16]-[.F16]-[.G16])/[.E16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string">
            <text:p>Accuracy by Tilt Angle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ABS([.A17])" office:value-type="float" office:value="0">
            <text:p>0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17]-[.F17]-[.G17])/[.E17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style-name="ce2" table:formula="of:=SUMIF([.B$2:.B$100];[.M17];[.H$2:.H$100])/COUNTIF([.B$2:.B$100];[.M17])" office:value-type="percentage" office:value="0.712265512265512">
            <text:p>71.23%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table:formula="of:=ABS([.A18])" office:value-type="float" office:value="15">
            <text:p>15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18]-[.F18]-[.G18])/[.E18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table:style-name="ce2" table:formula="of:=SUMIF([.B$2:.B$100];[.M18];[.H$2:.H$100])/COUNTIF([.B$2:.B$100];[.M18])" office:value-type="percentage" office:value="0.563997113997114">
            <text:p>56.40%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table:formula="of:=ABS([.A19])" office:value-type="float" office:value="30">
            <text:p>30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19]-[.F19]-[.G19])/[.E19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table:style-name="ce2" table:formula="of:=SUMIF([.B$2:.B$100];[.M19];[.H$2:.H$100])/COUNTIF([.B$2:.B$100];[.M19])" office:value-type="percentage" office:value="0.563924963924964">
            <text:p>56.39%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ABS([.A20])" office:value-type="float" office:value="0">
            <text:p>0</text:p>
          </table:table-cell>
          <table:table-cell office:value-type="string">
            <text:p>th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20]-[.F20]-[.G20])/[.E20]" office:value-type="percentage" office:value="0.857142857142857">
            <text:p>85.71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21])" office:value-type="float" office:value="15">
            <text:p>15</text:p>
          </table:table-cell>
          <table:table-cell office:value-type="string">
            <text:p>th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21]-[.F21]-[.G21])/[.E21]" office:value-type="percentage" office:value="0.857142857142857">
            <text:p>85.71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22])" office:value-type="float" office:value="30">
            <text:p>30</text:p>
          </table:table-cell>
          <table:table-cell office:value-type="string">
            <text:p>th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([.E22]-[.F22]-[.G22])/[.E22]" office:value-type="percentage" office:value="1">
            <text:p>100.00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23])" office:value-type="float" office:value="0">
            <text:p>0</text:p>
          </table:table-cell>
          <table:table-cell office:value-type="string">
            <text:p>differe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23]-[.F23]-[.G23])/[.E23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24])" office:value-type="float" office:value="15">
            <text:p>15</text:p>
          </table:table-cell>
          <table:table-cell office:value-type="string">
            <text:p>differe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24]-[.F24]-[.G24])/[.E24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25])" office:value-type="float" office:value="30">
            <text:p>30</text:p>
          </table:table-cell>
          <table:table-cell office:value-type="string">
            <text:p>differe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25]-[.F25]-[.G25])/[.E25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>
            <draw:frame table:end-cell-address="Sheet1.W45" table:end-x="0.1535in" table:end-y="0.0945in" draw:z-index="1" draw:style-name="gr1" draw:text-style-name="P1" svg:width="6.2972in" svg:height="3.5457in" svg:x="0.0795in" svg:y="0.1047in">
              <draw:object draw:notify-on-update-of-ranges="Sheet1.M17:Sheet1.M19 Sheet1.N17:Sheet1.N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ABS([.A26])" office:value-type="float" office:value="0">
            <text:p>0</text:p>
          </table:table-cell>
          <table:table-cell office:value-type="string">
            <text:p>mach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26]-[.F26]-[.G26])/[.E26]" office:value-type="percentage" office:value="1">
            <text:p>100.00%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27])" office:value-type="float" office:value="15">
            <text:p>15</text:p>
          </table:table-cell>
          <table:table-cell office:value-type="string">
            <text:p>mach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27]-[.F27]-[.G27])/[.E27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28])" office:value-type="float" office:value="30">
            <text:p>30</text:p>
          </table:table-cell>
          <table:table-cell office:value-type="string">
            <text:p>mach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28]-[.F28]-[.G28])/[.E28]" office:value-type="percentage" office:value="1">
            <text:p>100.00%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29])" office:value-type="float" office:value="0">
            <text:p>0</text:p>
          </table:table-cell>
          <table:table-cell office:value-type="string">
            <text:p>mat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29]-[.F29]-[.G29])/[.E29]" office:value-type="percentage" office:value="0.75">
            <text:p>75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30])" office:value-type="float" office:value="15">
            <text:p>15</text:p>
          </table:table-cell>
          <table:table-cell office:value-type="string">
            <text:p>mat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E30]-[.F30]-[.G30])/[.E30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31])" office:value-type="float" office:value="30">
            <text:p>30</text:p>
          </table:table-cell>
          <table:table-cell office:value-type="string">
            <text:p>mat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E31]-[.F31]-[.G31])/[.E31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32])" office:value-type="float" office:value="0">
            <text:p>0</text:p>
          </table:table-cell>
          <table:table-cell office:value-type="string">
            <text:p>performanc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32]-[.F32]-[.G32])/[.E32]" office:value-type="percentage" office:value="0.75">
            <text:p>75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33])" office:value-type="float" office:value="15">
            <text:p>15</text:p>
          </table:table-cell>
          <table:table-cell office:value-type="string">
            <text:p>performanc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33]-[.F33]-[.G33])/[.E33]" office:value-type="percentage" office:value="0.5">
            <text:p>5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34])" office:value-type="float" office:value="30">
            <text:p>30</text:p>
          </table:table-cell>
          <table:table-cell office:value-type="string">
            <text:p>performanc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34]-[.F34]-[.G34])/[.E34]" office:value-type="percentage" office:value="0.5">
            <text:p>5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35])" office:value-type="float" office:value="0">
            <text:p>0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E35]-[.F35]-[.G35])/[.E35]" office:value-type="percentage" office:value="0.2">
            <text:p>2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36])" office:value-type="float" office:value="15">
            <text:p>15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E36]-[.F36]-[.G36])/[.E36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37])" office:value-type="float" office:value="30">
            <text:p>30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E37]-[.F37]-[.G37])/[.E37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38])" office:value-type="float" office:value="0">
            <text:p>0</text:p>
          </table:table-cell>
          <table:table-cell office:value-type="string">
            <text:p>shoul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38]-[.F38]-[.G38])/[.E38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39])" office:value-type="float" office:value="15">
            <text:p>15</text:p>
          </table:table-cell>
          <table:table-cell office:value-type="string">
            <text:p>shoul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39]-[.F39]-[.G39])/[.E39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40])" office:value-type="float" office:value="30">
            <text:p>30</text:p>
          </table:table-cell>
          <table:table-cell office:value-type="string">
            <text:p>shoul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40]-[.F40]-[.G40])/[.E40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41])" office:value-type="float" office:value="0">
            <text:p>0</text:p>
          </table:table-cell>
          <table:table-cell office:value-type="string">
            <text:p>nod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41]-[.F41]-[.G41])/[.E41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42])" office:value-type="float" office:value="15">
            <text:p>15</text:p>
          </table:table-cell>
          <table:table-cell office:value-type="string">
            <text:p>nod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42]-[.F42]-[.G42])/[.E42]" office:value-type="percentage" office:value="0.5">
            <text:p>5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43])" office:value-type="float" office:value="30">
            <text:p>30</text:p>
          </table:table-cell>
          <table:table-cell office:value-type="string">
            <text:p>nod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43]-[.F43]-[.G43])/[.E43]" office:value-type="percentage" office:value="0.5">
            <text:p>5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44])" office:value-type="float" office:value="0">
            <text:p>0</text:p>
          </table:table-cell>
          <table:table-cell office:value-type="string">
            <text:p>measuremen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44]-[.F44]-[.G44])/[.E44]" office:value-type="percentage" office:value="0.333333333333333">
            <text:p>33.33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45])" office:value-type="float" office:value="15">
            <text:p>15</text:p>
          </table:table-cell>
          <table:table-cell office:value-type="string">
            <text:p>measuremen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45]-[.F45]-[.G45])/[.E45]" office:value-type="percentage" office:value="0.666666666666667">
            <text:p>66.67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46])" office:value-type="float" office:value="30">
            <text:p>30</text:p>
          </table:table-cell>
          <table:table-cell office:value-type="string">
            <text:p>measuremen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46]-[.F46]-[.G46])/[.E46]" office:value-type="percentage" office:value="0.666666666666667">
            <text:p>66.67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47])" office:value-type="float" office:value="0">
            <text:p>0</text:p>
          </table:table-cell>
          <table:table-cell office:value-type="string">
            <text:p>job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E47]-[.F47]-[.G47])/[.E47]" office:value-type="percentage" office:value="0">
            <text:p>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48])" office:value-type="float" office:value="15">
            <text:p>15</text:p>
          </table:table-cell>
          <table:table-cell office:value-type="string">
            <text:p>job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E48]-[.F48]-[.G48])/[.E48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49])" office:value-type="float" office:value="30">
            <text:p>30</text:p>
          </table:table-cell>
          <table:table-cell office:value-type="string">
            <text:p>job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49]-[.F49]-[.G49])/[.E49]" office:value-type="percentage" office:value="0.333333333333333">
            <text:p>33.33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50])" office:value-type="float" office:value="0">
            <text:p>0</text:p>
          </table:table-cell>
          <table:table-cell office:value-type="string">
            <text:p>terminat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50]-[.F50]-[.G50])/[.E50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51])" office:value-type="float" office:value="15">
            <text:p>15</text:p>
          </table:table-cell>
          <table:table-cell office:value-type="string">
            <text:p>terminat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51]-[.F51]-[.G51])/[.E51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52])" office:value-type="float" office:value="30">
            <text:p>30</text:p>
          </table:table-cell>
          <table:table-cell office:value-type="string">
            <text:p>terminat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52]-[.F52]-[.G52])/[.E52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53])" office:value-type="float" office:value="0">
            <text:p>0</text:p>
          </table:table-cell>
          <table:table-cell office:value-type="string">
            <text:p>Agre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([.E53]-[.F53]-[.G53])/[.E53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54])" office:value-type="float" office:value="15">
            <text:p>15</text:p>
          </table:table-cell>
          <table:table-cell office:value-type="string">
            <text:p>Agre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([.E54]-[.F54]-[.G54])/[.E54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55])" office:value-type="float" office:value="30">
            <text:p>30</text:p>
          </table:table-cell>
          <table:table-cell office:value-type="string">
            <text:p>Agre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E55]-[.F55]-[.G55])/[.E55]" office:value-type="percentage" office:value="0.5">
            <text:p>5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56])" office:value-type="float" office:value="0">
            <text:p>0</text:p>
          </table:table-cell>
          <table:table-cell table:style-name="ce1" office:value-type="string">
            <text:p>false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([.E56]-[.F56]-[.G56])/[.E56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57])" office:value-type="float" office:value="15">
            <text:p>15</text:p>
          </table:table-cell>
          <table:table-cell table:style-name="ce1" office:value-type="string">
            <text:p>false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57]-[.F57]-[.G57])/[.E57]" office:value-type="percentage" office:value="0.6">
            <text:p>60.00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58])" office:value-type="float" office:value="30">
            <text:p>30</text:p>
          </table:table-cell>
          <table:table-cell table:style-name="ce1" office:value-type="string">
            <text:p>false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([.E58]-[.F58]-[.G58])/[.E58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59])" office:value-type="float" office:value="0">
            <text:p>0</text:p>
          </table:table-cell>
          <table:table-cell office:value-type="string">
            <text:p>sequen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E59]-[.F59]-[.G59])/[.E59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60])" office:value-type="float" office:value="15">
            <text:p>15</text:p>
          </table:table-cell>
          <table:table-cell office:value-type="string">
            <text:p>sequen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60]-[.F60]-[.G60])/[.E60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61])" office:value-type="float" office:value="30">
            <text:p>30</text:p>
          </table:table-cell>
          <table:table-cell office:value-type="string">
            <text:p>sequen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61]-[.F61]-[.G61])/[.E61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62])" office:value-type="float" office:value="0">
            <text:p>0</text:p>
          </table:table-cell>
          <table:table-cell office:value-type="string">
            <text:p>coup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62]-[.F62]-[.G62])/[.E62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63])" office:value-type="float" office:value="15">
            <text:p>15</text:p>
          </table:table-cell>
          <table:table-cell office:value-type="string">
            <text:p>coup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63]-[.F63]-[.G63])/[.E63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64])" office:value-type="float" office:value="30">
            <text:p>30</text:p>
          </table:table-cell>
          <table:table-cell office:value-type="string">
            <text:p>coup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64]-[.F64]-[.G64])/[.E64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65])" office:value-type="float" office:value="0">
            <text:p>0</text:p>
          </table:table-cell>
          <table:table-cell office:value-type="string">
            <text:p>proces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E65]-[.F65]-[.G65])/[.E65]" office:value-type="percentage" office:value="0">
            <text:p>0.00%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66])" office:value-type="float" office:value="15">
            <text:p>15</text:p>
          </table:table-cell>
          <table:table-cell office:value-type="string">
            <text:p>proces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E66]-[.F66]-[.G66])/[.E66]" office:value-type="percentage" office:value="0">
            <text:p>0.00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67])" office:value-type="float" office:value="30">
            <text:p>30</text:p>
          </table:table-cell>
          <table:table-cell office:value-type="string">
            <text:p>proces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67]-[.F67]-[.G67])/[.E67]" office:value-type="percentage" office:value="0.333333333333333">
            <text:p>33.33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68])" office:value-type="float" office:value="0">
            <text:p>0</text:p>
          </table:table-cell>
          <table:table-cell office:value-type="string">
            <text:p>th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E68]-[.F68]-[.G68])/[.E68]" office:value-type="percentage" office:value="1">
            <text:p>100.00%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69])" office:value-type="float" office:value="15">
            <text:p>15</text:p>
          </table:table-cell>
          <table:table-cell office:value-type="string">
            <text:p>th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69]-[.F69]-[.G69])/[.E69]" office:value-type="percentage" office:value="0.666666666666667">
            <text:p>66.67%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70])" office:value-type="float" office:value="30">
            <text:p>30</text:p>
          </table:table-cell>
          <table:table-cell office:value-type="string">
            <text:p>th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E70]-[.F70]-[.G70])/[.E70]" office:value-type="percentage" office:value="1">
            <text:p>100.00%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71])" office:value-type="float" office:value="0">
            <text:p>0</text:p>
          </table:table-cell>
          <table:table-cell office:value-type="string">
            <text:p>Hon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71]-[.F71]-[.G71])/[.E71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72])" office:value-type="float" office:value="15">
            <text:p>15</text:p>
          </table:table-cell>
          <table:table-cell office:value-type="string">
            <text:p>Hon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72]-[.F72]-[.G72])/[.E72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73])" office:value-type="float" office:value="30">
            <text:p>30</text:p>
          </table:table-cell>
          <table:table-cell office:value-type="string">
            <text:p>Hon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73]-[.F73]-[.G73])/[.E73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74])" office:value-type="float" office:value="0">
            <text:p>0</text:p>
          </table:table-cell>
          <table:table-cell office:value-type="string">
            <text:p>algebr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E74]-[.F74]-[.G74])/[.E74]" office:value-type="percentage" office:value="0.4">
            <text:p>40.00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75])" office:value-type="float" office:value="15">
            <text:p>15</text:p>
          </table:table-cell>
          <table:table-cell office:value-type="string">
            <text:p>algebr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([.E75]-[.F75]-[.G75])/[.E75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76])" office:value-type="float" office:value="30">
            <text:p>30</text:p>
          </table:table-cell>
          <table:table-cell office:value-type="string">
            <text:p>algebr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76]-[.F76]-[.G76])/[.E76]" office:value-type="percentage" office:value="0.8">
            <text:p>8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77])" office:value-type="float" office:value="0">
            <text:p>0</text:p>
          </table:table-cell>
          <table:table-cell office:value-type="string">
            <text:p>multip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77]-[.F77]-[.G77])/[.E77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78])" office:value-type="float" office:value="15">
            <text:p>15</text:p>
          </table:table-cell>
          <table:table-cell office:value-type="string">
            <text:p>multip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78]-[.F78]-[.G78])/[.E78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79])" office:value-type="float" office:value="30">
            <text:p>30</text:p>
          </table:table-cell>
          <table:table-cell office:value-type="string">
            <text:p>multip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79]-[.F79]-[.G79])/[.E79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80])" office:value-type="float" office:value="0">
            <text:p>0</text:p>
          </table:table-cell>
          <table:table-cell office:value-type="string">
            <text:p>combina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80]-[.F80]-[.G80])/[.E80]" office:value-type="percentage" office:value="0.666666666666667">
            <text:p>6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81])" office:value-type="float" office:value="15">
            <text:p>15</text:p>
          </table:table-cell>
          <table:table-cell office:value-type="string">
            <text:p>combina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81]-[.F81]-[.G81])/[.E81]" office:value-type="percentage" office:value="0.666666666666667">
            <text:p>6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82])" office:value-type="float" office:value="30">
            <text:p>30</text:p>
          </table:table-cell>
          <table:table-cell office:value-type="string">
            <text:p>combina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82]-[.F82]-[.G82])/[.E82]" office:value-type="percentage" office:value="0.666666666666667">
            <text:p>66.67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83])" office:value-type="float" office:value="0">
            <text:p>0</text:p>
          </table:table-cell>
          <table:table-cell office:value-type="string">
            <text:p>independen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83]-[.F83]-[.G83])/[.E83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84])" office:value-type="float" office:value="15">
            <text:p>15</text:p>
          </table:table-cell>
          <table:table-cell office:value-type="string">
            <text:p>independen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84]-[.F84]-[.G84])/[.E84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85])" office:value-type="float" office:value="30">
            <text:p>30</text:p>
          </table:table-cell>
          <table:table-cell office:value-type="string">
            <text:p>independen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85]-[.F85]-[.G85])/[.E85]" office:value-type="percentage" office:value="0">
            <text:p>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86])" office:value-type="float" office:value="0">
            <text:p>0</text:p>
          </table:table-cell>
          <table:table-cell office:value-type="string">
            <text:p>hyperplan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86]-[.F86]-[.G86])/[.E86]" office:value-type="percentage" office:value="0.5">
            <text:p>50.00%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87])" office:value-type="float" office:value="15">
            <text:p>15</text:p>
          </table:table-cell>
          <table:table-cell office:value-type="string">
            <text:p>hyperplan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E87]-[.F87]-[.G87])/[.E87]" office:value-type="percentage" office:value="0.25">
            <text:p>25.00%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88])" office:value-type="float" office:value="30">
            <text:p>30</text:p>
          </table:table-cell>
          <table:table-cell office:value-type="string">
            <text:p>hyperplan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88]-[.F88]-[.G88])/[.E88]" office:value-type="percentage" office:value="0.5">
            <text:p>50.00%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89])" office:value-type="float" office:value="0">
            <text:p>0</text:p>
          </table:table-cell>
          <table:table-cell office:value-type="string">
            <text:p>portfoli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89]-[.F89]-[.G89])/[.E89]" office:value-type="percentage" office:value="0.714285714285714">
            <text:p>71.43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90])" office:value-type="float" office:value="15">
            <text:p>15</text:p>
          </table:table-cell>
          <table:table-cell office:value-type="string">
            <text:p>portfoli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E90]-[.F90]-[.G90])/[.E90]" office:value-type="percentage" office:value="0.571428571428571">
            <text:p>57.14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91])" office:value-type="float" office:value="30">
            <text:p>30</text:p>
          </table:table-cell>
          <table:table-cell office:value-type="string">
            <text:p>portfoli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([.E91]-[.F91]-[.G91])/[.E91]" office:value-type="percentage" office:value="0.142857142857143">
            <text:p>14.29%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92])" office:value-type="float" office:value="0">
            <text:p>0</text:p>
          </table:table-cell>
          <table:table-cell office:value-type="string">
            <text:p>i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92]-[.F92]-[.G92])/[.E92]" office:value-type="percentage" office:value="0.5">
            <text:p>5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93])" office:value-type="float" office:value="15">
            <text:p>15</text:p>
          </table:table-cell>
          <table:table-cell office:value-type="string">
            <text:p>i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93]-[.F93]-[.G93])/[.E93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94])" office:value-type="float" office:value="30">
            <text:p>30</text:p>
          </table:table-cell>
          <table:table-cell office:value-type="string">
            <text:p>i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94]-[.F94]-[.G94])/[.E94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95])" office:value-type="float" office:value="0">
            <text:p>0</text:p>
          </table:table-cell>
          <table:table-cell office:value-type="string">
            <text:p>arbitr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95]-[.F95]-[.G95])/[.E95]" office:value-type="percentage" office:value="0.333333333333333">
            <text:p>33.33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15">
            <text:p>-15</text:p>
          </table:table-cell>
          <table:table-cell table:formula="of:=ABS([.A96])" office:value-type="float" office:value="15">
            <text:p>15</text:p>
          </table:table-cell>
          <table:table-cell office:value-type="string">
            <text:p>arbitr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E96]-[.F96]-[.G96])/[.E96]" office:value-type="percentage" office:value="0.333333333333333">
            <text:p>33.33%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-30">
            <text:p>-30</text:p>
          </table:table-cell>
          <table:table-cell table:formula="of:=ABS([.A97])" office:value-type="float" office:value="30">
            <text:p>30</text:p>
          </table:table-cell>
          <table:table-cell office:value-type="string">
            <text:p>arbitr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E97]-[.F97]-[.G97])/[.E97]" office:value-type="percentage" office:value="0.666666666666667">
            <text:p>6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ABS([.A98])" office:value-type="float" office:value="0">
            <text:p>0</text:p>
          </table:table-cell>
          <table:table-cell office:value-type="string">
            <text:p>b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98]-[.F98]-[.G98])/[.E98]" office:value-type="percentage" office:value="1">
            <text:p>100.00%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ABS([.A99])" office:value-type="float" office:value="15">
            <text:p>15</text:p>
          </table:table-cell>
          <table:table-cell office:value-type="string">
            <text:p>but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E99]-[.F99]-[.G99])/[.E99]" office:value-type="percentage" office:value="0">
            <text:p>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ABS([.A100])" office:value-type="float" office:value="30">
            <text:p>30</text:p>
          </table:table-cell>
          <table:table-cell office:value-type="string">
            <text:p>b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E100]-[.F100]-[.G100])/[.E100]" office:value-type="percentage" office:value="1">
            <text:p>100.00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 table:formula="of:=AVERAGE([.H2:.H100])" office:value-type="percentage" office:value="0.613395863395863">
            <text:p>61.34%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6/04/2013</text:date>, <text:time>11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2M30S</meta:editing-duration>
    <meta:editing-cycles>59</meta:editing-cycles>
    <meta:generator>OpenOffice.org/3.4.1$Win32 OpenOffice.org_project/341m1$Build-9593</meta:generator>
    <dc:date>2013-06-04T11:21:25.90</dc:date>
    <meta:document-statistic meta:table-count="3" meta:cell-count="103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bar" chart:style-name="ch1">
        <chart:title svg:x="5.018cm" svg:y="0.315cm" chart:style-name="ch2">
          <text:p>Accuracy By Keyword Length</text:p>
        </chart:title>
        <chart:plot-area chart:style-name="ch3" table:cell-range-address="Sheet1.M3:Sheet1.N14" chart:data-source-has-labels="column" svg:x="1.357cm" svg:y="1.631cm" svg:width="14.001cm" svg:height="6.162cm">
          <chartooo:coordinate-region svg:x="2.957cm" svg:y="1.844cm" svg:width="12.401cm" svg:height="5.276cm"/>
          <chart:axis chart:dimension="x" chart:name="primary-x" chart:style-name="ch4" chartooo:axis-type="auto">
            <chartooo:date-scale/>
            <chart:title svg:x="7.136cm" svg:y="7.973cm" chart:style-name="ch5">
              <text:p>Keyword Length</text:p>
            </chart:title>
            <chart:categories table:cell-range-address="Sheet1.M3:Sheet1.M14"/>
          </chart:axis>
          <chart:axis chart:dimension="y" chart:name="primary-y" chart:style-name="ch6">
            <chart:title svg:x="0.451cm" svg:y="5.404cm" chart:style-name="ch7">
              <text:p>Accuracy</text:p>
            </chart:title>
            <chart:grid chart:style-name="ch8" chart:class="major"/>
          </chart:axis>
          <chart:series chart:style-name="ch9" chart:values-cell-range-address="Sheet1.N3:Sheet1.N14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M3:Sheet1.M14</svg:desc>
                </draw:g>
              </table:table-cell>
              <table:table-cell office:value-type="float" office:value="0.0777777777777778">
                <text:p>0.0777777777777778</text:p>
                <draw:g>
                  <svg:desc>Sheet1.N3:Sheet1.N1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60846560846561">
                <text:p>0.5608465608465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614814814814815">
                <text:p>0.6148148148148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17460317460318">
                <text:p>0.5174603174603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7cm" xlink:href=".." xlink:type="simple" chart:class="chart:bar" chart:style-name="ch1">
        <chart:title svg:x="5.705cm" svg:y="0.316cm" chart:style-name="ch2">
          <text:p>Accuracy By Tilt Angle</text:p>
        </chart:title>
        <chart:plot-area chart:style-name="ch3" table:cell-range-address="Sheet1.M17:Sheet1.N19" chart:data-source-has-labels="column" svg:x="1.357cm" svg:y="1.635cm" svg:width="14.001cm" svg:height="6.184cm">
          <chartooo:coordinate-region svg:x="2.772cm" svg:y="1.847cm" svg:width="12.586cm" svg:height="5.299cm"/>
          <chart:axis chart:dimension="x" chart:name="primary-x" chart:style-name="ch4" chartooo:axis-type="auto">
            <chartooo:date-scale/>
            <chart:title svg:x="6.977cm" svg:y="8cm" chart:style-name="ch5">
              <text:p>Tilt Angle (degree)</text:p>
            </chart:title>
            <chart:categories table:cell-range-address="Sheet1.M17:Sheet1.M19"/>
          </chart:axis>
          <chart:axis chart:dimension="y" chart:name="primary-y" chart:style-name="ch6">
            <chart:title svg:x="0.451cm" svg:y="5.419cm" chart:style-name="ch7">
              <text:p>Accuracy</text:p>
            </chart:title>
            <chart:grid chart:style-name="ch8" chart:class="major"/>
          </chart:axis>
          <chart:series chart:style-name="ch9" chart:values-cell-range-address="Sheet1.N17:Sheet1.N1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M17:Sheet1.M19</svg:desc>
                </draw:g>
              </table:table-cell>
              <table:table-cell office:value-type="float" office:value="0.712265512265512">
                <text:p>0.712265512265512</text:p>
                <draw:g>
                  <svg:desc>Sheet1.N17:Sheet1.N1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63997113997114">
                <text:p>0.5639971139971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63924963924964">
                <text:p>0.5639249639249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